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64cm" svg:height="1.778cm" svg:x="11.287cm" svg:y="2.27cm">
          <text:p text:style-name="P1">Registry</text:p>
        </draw:rect>
        <draw:rect draw:style-name="gr1" draw:text-style-name="P1" xml:id="id1" draw:id="id1" draw:layer="layout" svg:width="4.699cm" svg:height="1.778cm" svg:x="2.143cm" svg:y="9.382cm">
          <text:p text:style-name="P1">Buyer's Phone</text:p>
        </draw:rect>
        <draw:rect draw:style-name="gr1" draw:text-style-name="P1" draw:layer="layout" svg:width="4.699cm" svg:height="1.778cm" svg:x="11.287cm" svg:y="9.382cm">
          <text:p text:style-name="P1">Relay Phone</text:p>
        </draw:rect>
        <draw:rect draw:style-name="gr1" draw:text-style-name="P1" draw:layer="layout" svg:width="4.699cm" svg:height="1.778cm" svg:x="20.685cm" svg:y="9.382cm">
          <text:p text:style-name="P1">Seller's Phone</text:p>
        </draw:rect>
        <draw:rect draw:style-name="gr1" draw:text-style-name="P1" xml:id="id2" draw:id="id2" draw:layer="layout" svg:width="4.699cm" svg:height="1.778cm" svg:x="11.287cm" svg:y="14.843cm">
          <text:p text:style-name="P1">Transaction</text:p>
          <text:p text:style-name="P1">Authority</text:p>
        </draw:rect>
        <draw:connector draw:style-name="gr2" draw:text-style-name="P1" draw:layer="layout" draw:type="lines" svg:x1="4.492cm" svg:y1="11.16cm" svg:x2="11.287cm" svg:y2="15.732cm" draw:start-shape="id1" draw:start-glue-point="2" draw:end-shape="id2" svg:d="M4492 11160v501l6294 4071h501">
          <text:p text:style-name="P1">1) Buyer verifies that original token was delivered</text:p>
          <text:p text:style-name="P1">from transaction record</text:p>
        </draw:connector>
        <draw:frame draw:style-name="gr3" draw:layer="layout" svg:width="4.191cm" svg:height="1.397cm" svg:x="1.762cm" svg:y="2.016cm">
          <draw:text-box>
            <text:p>Step 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4T09:28:04.48</meta:creation-date>
    <dc:date>2014-08-24T18:08:05.22</dc:date>
    <meta:editing-duration>PT11M45S</meta:editing-duration>
    <meta:editing-cycles>8</meta:editing-cycles>
    <meta:generator>OpenOffice/4.1.0$Win32 OpenOffice.org_project/410m18$Build-9764</meta:generator>
    <meta:document-statistic meta:object-count="7"/>
  </office:meta>
</office:document-meta>
</file>